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6.989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Accent_20_1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/>
    </style:style>
    <style:style style:name="ce1" style:family="table-cell" style:parent-style-name="Accent_20_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&quot;" style:apply-style-name="Error" style:base-cell-address="Bugs.D2"/>
      <style:map style:condition="cell-content()=&quot;Yes&quot;" style:apply-style-name="Good" style:base-cell-address="Bugs.D2"/>
      <style:map style:condition="cell-content()=&quot;Yes*&quot;" style:apply-style-name="Neutral" style:base-cell-address="Bugs.D2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No&quot;" style:apply-style-name="Error" style:base-cell-address="Bugs.D2"/>
      <style:map style:condition="cell-content()=&quot;Yes&quot;" style:apply-style-name="Good" style:base-cell-address="Bugs.D2"/>
      <style:map style:condition="cell-content()=&quot;Yes*&quot;" style:apply-style-name="Neutral" style:base-cell-address="Bugs.D2"/>
    </style:style>
    <style:style style:name="ce5" style:family="table-cell" style:parent-style-name="Default">
      <style:map style:condition="cell-content()=&quot;No&quot;" style:apply-style-name="Error" style:base-cell-address="Bugs.D2"/>
      <style:map style:condition="cell-content()=&quot;Yes&quot;" style:apply-style-name="Good" style:base-cell-address="Bugs.D2"/>
      <style:map style:condition="cell-content()=&quot;Yes*&quot;" style:apply-style-name="Neutral" style:base-cell-address="Bugs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fill-color="#ffffd7" draw:textarea-horizontal-align="justify" draw:textarea-vertical-align="middle" draw:auto-grow-height="false" fo:min-height="2.151cm" fo:min-width="11.64cm" fo:wrap-option="no-wrap"/>
      <style:paragraph-properties style:writing-mode="lr-tb" fo:text-align="start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11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style:style style:name="T2" style:family="text">
      <style:text-properties style:text-outline="false" style:text-line-through-style="none" style:text-line-through-type="none" fo:font-family="'DejaVu Sans Mono'" style:font-family-generic="modern" style:font-pitch="fix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gs" table:style-name="ta1">
        <table:shapes>
          <draw:custom-shape draw:z-index="6" draw:name="Shape 1" draw:style-name="gr1" draw:text-style-name="P2" svg:width="11.639cm" svg:height="2.15cm" svg:x="0.362cm" svg:y="10.168cm">
            <text:p text:style-name="P1">I kept getting a warning about blackboxing</text:p>
            <text:p text:style-name="P1"/>
            <text:p text:style-name="P1"><text:span text:style-name="T1">Warning-[SM_BB_LIST] Blackbox module list</text:span></text:p>
            <text:p text:style-name="P1"><text:span text:style-name="T1"><text:s text:c="2"/></text:span><text:span text:style-name="T1">List of modules in design which are blackboxed by tool/user (1):</text:span></text:p>
            <text:p text:style-name="P1"><text:span text:style-name="T1"><text:s text:c="2"/></text:span><text:span text:style-name="T1">\IMPL.implmodule</text:span></text:p>
            <draw:enhanced-geometry svg:viewBox="0 0 21600 21600" draw:glue-points="10800 0 0 10800 10800 21600 21600 10800 ?f40 ?f41" draw:text-areas="0 0 21600 21600" draw:type="rectangular-callout" draw:modifiers="1926.18556701031 45228.4518828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4" office:value-type="string" calcext:value-type="string">
            <text:p>Bug name</text:p>
          </table:table-cell>
          <table:table-cell table:style-name="ce1" office:value-type="string" calcext:value-type="string">
            <text:p>Bug typ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Bug Present</text:p>
          </table:table-cell>
          <table:table-cell table:style-name="ce1" office:value-type="string" calcext:value-type="string">
            <text:p>SystemC output</text:p>
          </table:table-cell>
          <table:table-cell table:style-name="ce1" office:value-type="string" calcext:value-type="string">
            <text:p>Counter-Example output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 table:number-columns-spanned="1" table:number-rows-spanned="3">
            <text:p>fixed-to-int-to-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2</text:p>
          </table:table-cell>
          <table:table-cell table:style-name="ce3" office:value-type="string" calcext:value-type="string">
            <office:annotation draw:style-name="gr2" draw:text-style-name="P4" svg:width="11.04cm" svg:height="1.571cm" svg:x="15.177cm" svg:y="2.529cm" draw:caption-point-x="5.687cm" draw:caption-point-y="-2.067cm">
              <dc:date>2023-05-22T00:00:00</dc:date>
              <text:p text:style-name="P3">Warning-[SM_BB_LIST] Blackbox module list</text:p>
              <text:p text:style-name="P3"><text:s text:c="2"/>List of modules in design which are blackboxed by tool/user (1):</text:p>
              <text:p text:style-name="P3"><text:s text:c="2"/>\IMPL.implmodule</text:p>
            </office:annotation>
            <text:p>Yes</text:p>
          </table:table-cell>
          <table:table-cell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3</text:p>
          </table:table-cell>
          <table:table-cell table:style-name="ce3" office:value-type="string" calcext:value-type="string">
            <office:annotation draw:style-name="gr3" draw:text-style-name="P6" svg:width="16.32cm" svg:height="4.311cm" svg:x="8.088cm" svg:y="1.628cm" draw:caption-point-x="12.776cm" draw:caption-point-y="-0.715cm">
              <dc:date>2023-05-18T00:00:00</dc:date>
              <text:p text:style-name="P5"><text:span text:style-name="T2">Note-[SM_EMPTY_DU] Marking empty Module/Entity as blackbox</text:span></text:p>
              <text:p text:style-name="P5"><text:span text:style-name="T2">./vcst_rtdb/.internal/hector/verdi/impl_dummy.v, 2</text:span></text:p>
              <text:p text:style-name="P5"><text:span text:style-name="T2"><text:s text:c="2"/></text:span><text:span text:style-name="T2">Module/Entity '\IMPL.implmodule ' is marked as a blackbox because it is</text:span></text:p>
              <text:p text:style-name="P5"><text:span text:style-name="T2"><text:s text:c="2"/></text:span><text:span text:style-name="T2">empty</text:span></text:p>
              <text:p text:style-name="P5"><text:span text:style-name="T2">Warning-[SM_BB_LIST] Blackbox module list</text:span></text:p>
              <text:p text:style-name="P5"><text:span text:style-name="T2"><text:s text:c="2"/></text:span><text:span text:style-name="T2">List of modules in design which are blackboxed by tool/user (1):</text:span></text:p>
              <text:p text:style-name="P5"><text:span text:style-name="T2"><text:s text:c="2"/></text:span><text:span text:style-name="T2">\IMPL.implmodule</text:span></text:p>
            </office:annotation>
            <text:p>Yes</text:p>
          </table:table-cell>
          <table:table-cell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 office:value-type="string" calcext:value-type="string">
            <office:annotation draw:style-name="gr3" draw:text-style-name="P6" svg:width="16.32cm" svg:height="4.311cm" svg:x="8.088cm" svg:y="2.08cm" draw:caption-point-x="12.776cm" draw:caption-point-y="-0.715cm">
              <dc:date>2023-05-18T00:00:00</dc:date>
              <text:p text:style-name="P5"><text:span text:style-name="T2">Note-[SM_EMPTY_DU] Marking empty Module/Entity as blackbox</text:span></text:p>
              <text:p text:style-name="P5"><text:span text:style-name="T2">./vcst_rtdb/.internal/hector/verdi/impl_dummy.v, 2</text:span></text:p>
              <text:p text:style-name="P5"><text:span text:style-name="T2"><text:s text:c="2"/></text:span><text:span text:style-name="T2">Module/Entity '\IMPL.implmodule ' is marked as a blackbox because it is</text:span></text:p>
              <text:p text:style-name="P5"><text:span text:style-name="T2"><text:s text:c="2"/></text:span><text:span text:style-name="T2">empty</text:span></text:p>
              <text:p text:style-name="P5"><text:span text:style-name="T2">Warning-[SM_BB_LIST] Blackbox module list</text:span></text:p>
              <text:p text:style-name="P5"><text:span text:style-name="T2"><text:s text:c="2"/></text:span><text:span text:style-name="T2">List of modules in design which are blackboxed by tool/user (1):</text:span></text:p>
              <text:p text:style-name="P5"><text:span text:style-name="T2"><text:s text:c="2"/></text:span><text:span text:style-name="T2">\IMPL.implmodule</text:span></text:p>
            </office:annotation>
            <text:p>Yes</text:p>
          </table:table-cell>
          <table:table-cell table:style-name="ce12"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style-name="ce12" table:number-columns-repeated="16378"/>
        </table:table-row>
        <table:table-row table:style-name="ro1">
          <table:table-cell table:style-name="ce7" office:value-type="string" calcext:value-type="string" table:number-columns-spanned="1" table:number-rows-spanned="3">
            <text:p>fixed-to-int-to-u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2</text:p>
          </table:table-cell>
          <table:table-cell table:style-name="ce3" office:value-type="string" calcext:value-type="string">
            <text:p>Yes</text:p>
          </table:table-cell>
          <table:table-cell table:style-name="ce6" office:value-type="string" calcext:value-type="string">
            <text:p>0x0000.00000000</text:p>
          </table:table-cell>
          <table:table-cell office:value-type="string" calcext:value-type="string">
            <text:p>41'h000X00000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3</text:p>
          </table:table-cell>
          <table:table-cell table:style-name="ce3" office:value-type="string" calcext:value-type="string">
            <office:annotation draw:style-name="gr3" draw:text-style-name="P6" svg:width="16.32cm" svg:height="4.311cm" svg:x="8.088cm" svg:y="2.983cm" draw:caption-point-x="12.776cm" draw:caption-point-y="-0.715cm">
              <dc:date>2023-05-18T00:00:00</dc:date>
              <text:p text:style-name="P5"><text:span text:style-name="T2">Note-[SM_EMPTY_DU] Marking empty Module/Entity as blackbox</text:span></text:p>
              <text:p text:style-name="P5"><text:span text:style-name="T2">./vcst_rtdb/.internal/hector/verdi/impl_dummy.v, 2</text:span></text:p>
              <text:p text:style-name="P5"><text:span text:style-name="T2"><text:s text:c="2"/></text:span><text:span text:style-name="T2">Module/Entity '\IMPL.implmodule ' is marked as a blackbox because it is</text:span></text:p>
              <text:p text:style-name="P5"><text:span text:style-name="T2"><text:s text:c="2"/></text:span><text:span text:style-name="T2">empty</text:span></text:p>
              <text:p text:style-name="P5"><text:span text:style-name="T2">Warning-[SM_BB_LIST] Blackbox module list</text:span></text:p>
              <text:p text:style-name="P5"><text:span text:style-name="T2"><text:s text:c="2"/></text:span><text:span text:style-name="T2">List of modules in design which are blackboxed by tool/user (1):</text:span></text:p>
              <text:p text:style-name="P5"><text:span text:style-name="T2"><text:s text:c="2"/></text:span><text:span text:style-name="T2">\IMPL.implmodule</text:span></text:p>
            </office:annotation>
            <text:p>Yes</text:p>
          </table:table-cell>
          <table:table-cell office:value-type="string" calcext:value-type="string">
            <text:p>0x0000.00000000</text:p>
          </table:table-cell>
          <table:table-cell office:value-type="string" calcext:value-type="string">
            <text:p>41'h000X00000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/>
          <table:table-cell table:style-name="ce12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-to-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3" office:value-type="string" calcext:value-type="string">
            <office:annotation draw:style-name="gr3" draw:text-style-name="P6" svg:width="16.32cm" svg:height="4.311cm" svg:x="8.088cm" svg:y="4.337cm" draw:caption-point-x="12.776cm" draw:caption-point-y="-0.715cm">
              <dc:date>2023-05-18T00:00:00</dc:date>
              <text:p text:style-name="P5"><text:span text:style-name="T2">Note-[SM_EMPTY_DU] Marking empty Module/Entity as blackbox</text:span></text:p>
              <text:p text:style-name="P5"><text:span text:style-name="T2">./vcst_rtdb/.internal/hector/verdi/impl_dummy.v, 2</text:span></text:p>
              <text:p text:style-name="P5"><text:span text:style-name="T2"><text:s text:c="2"/></text:span><text:span text:style-name="T2">Module/Entity '\IMPL.implmodule ' is marked as a blackbox because it is</text:span></text:p>
              <text:p text:style-name="P5"><text:span text:style-name="T2"><text:s text:c="2"/></text:span><text:span text:style-name="T2">empty</text:span></text:p>
              <text:p text:style-name="P5"><text:span text:style-name="T2">Warning-[SM_BB_LIST] Blackbox module list</text:span></text:p>
              <text:p text:style-name="P5"><text:span text:style-name="T2"><text:s text:c="2"/></text:span><text:span text:style-name="T2">List of modules in design which are blackboxed by tool/user (1):</text:span></text:p>
              <text:p text:style-name="P5"><text:span text:style-name="T2"><text:s text:c="2"/></text:span><text:span text:style-name="T2">\IMPL.implmodule</text:span></text:p>
            </office:annotation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/>
          <table:table-cell table:style-name="ce12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-to-fixed (false positive)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3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/>
          <table:table-cell table:style-name="ce12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fixed-to-uint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3</text:p>
          </table:table-cell>
          <table:table-cell table:style-name="ce3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3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/>
          <table:table-cell office:value-type="string" calcext:value-type="string">
            <text:p>0x01.00</text:p>
          </table:table-cell>
          <table:table-cell table:style-name="ce12" table:number-columns-repeated="16379"/>
        </table:table-row>
        <table:table-row table:style-name="ro1">
          <table:table-cell table:style-name="ce7" office:value-type="string" calcext:value-type="string" table:number-columns-spanned="1" table:number-rows-spanned="3">
            <text:p>fixed-to-uint (false positive)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3" office:value-type="string" calcext:value-type="string">
            <office:annotation draw:style-name="gr3" draw:text-style-name="P6" svg:width="16.32cm" svg:height="4.311cm" svg:x="8.088cm" svg:y="8.401cm" draw:caption-point-x="12.776cm" draw:caption-point-y="-0.715cm">
              <dc:date>2023-05-18T00:00:00</dc:date>
              <text:p text:style-name="P5"><text:span text:style-name="T2">Note-[SM_EMPTY_DU] Marking empty Module/Entity as blackbox</text:span></text:p>
              <text:p text:style-name="P5"><text:span text:style-name="T2">./vcst_rtdb/.internal/hector/verdi/impl_dummy.v, 2</text:span></text:p>
              <text:p text:style-name="P5"><text:span text:style-name="T2"><text:s text:c="2"/></text:span><text:span text:style-name="T2">Module/Entity '\IMPL.implmodule ' is marked as a blackbox because it is</text:span></text:p>
              <text:p text:style-name="P5"><text:span text:style-name="T2"><text:s text:c="2"/></text:span><text:span text:style-name="T2">empty</text:span></text:p>
              <text:p text:style-name="P5"><text:span text:style-name="T2">Warning-[SM_BB_LIST] Blackbox module list</text:span></text:p>
              <text:p text:style-name="P5"><text:span text:style-name="T2"><text:s text:c="2"/></text:span><text:span text:style-name="T2">List of modules in design which are blackboxed by tool/user (1):</text:span></text:p>
              <text:p text:style-name="P5"><text:span text:style-name="T2"><text:s text:c="2"/></text:span><text:span text:style-name="T2">\IMPL.implmodule</text:span></text:p>
            </office:annotation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14"/>
          <table:table-cell table:style-name="ce12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el-fixed-to-int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0x0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0x01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2"/>
          <table:table-cell table:style-name="ce12" office:value-type="string" calcext:value-type="string">
            <text:p>U-2023.03-1 for linux64 - Apr 17, 2023</text:p>
          </table:table-cell>
          <table:table-cell table:style-name="ce3" office:value-type="string" calcext:value-type="string">
            <text:p>No</text:p>
          </table:table-cell>
          <table:table-cell table:style-name="ce12" table:number-columns-repeated="16380"/>
        </table:table-row>
        <table:table-row table:style-name="ro1" table:number-rows-repeated="10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style-name="ce3"/>
          <table:table-cell table:number-columns-repeated="1638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3"/>
          <table:table-cell table:number-columns-repeated="19"/>
          <table:table-cell office:value-type="string" calcext:value-type="string">
            <text:p>`</text:p>
          </table:table-cell>
          <table:table-cell table:number-columns-repeated="16360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1638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ugs.D2:Bugs.D50">
            <calcext:condition calcext:apply-style-name="Error" calcext:value="=&quot;No&quot;" calcext:base-cell-address="Bugs.D2"/>
            <calcext:condition calcext:apply-style-name="Good" calcext:value="=&quot;Yes&quot;" calcext:base-cell-address="Bugs.D2"/>
            <calcext:condition calcext:apply-style-name="Neutral" calcext:value="=&quot;Yes*&quot;" calcext:base-cell-address="Bug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1:53:51.404385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06:52.304509188</meta:creation-date>
    <dc:date>2023-05-22T18:14:36.442906079</dc:date>
    <meta:editing-duration>PT7H21M55S</meta:editing-duration>
    <meta:editing-cycles>3</meta:editing-cycles>
    <meta:generator>LibreOffice/7.5.3.2$Linux_X86_64 LibreOffice_project/9f56dff12ba03b9acd7730a5a481eea045e468f3</meta:generator>
    <meta:document-statistic meta:table-count="1" meta:cell-count="81" meta:object-count="1"/>
  </office:meta>
</office:document-meta>
</file>